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officeooo:rsid="000bde02" officeooo:paragraph-rsid="000bde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Install Docker :</text:p>
      <text:p text:style-name="Preformatted_20_Text">=================</text:p>
      <text:p text:style-name="Preformatted_20_Text"># uninstall versi lama jika ada</text:p>
      <text:p text:style-name="Preformatted_20_Text">1. $ sudo apt remove docker docker-engine docker.io containerd runc <text:s text:c="12"/></text:p>
      <text:p text:style-name="Preformatted_20_Text"/>
      <text:p text:style-name="Preformatted_20_Text">Set hostname</text:p>
      <text:p text:style-name="Preformatted_20_Text">=================</text:p>
      <text:p text:style-name="Preformatted_20_Text">$ sudo hostnamectl set-hostname devops-pyan</text:p>
      <text:p text:style-name="Preformatted_20_Text"/>
      <text:p text:style-name="Preformatted_20_Text">Setting Waktu </text:p>
      <text:p text:style-name="Preformatted_20_Text">==============</text:p>
      <text:p text:style-name="Preformatted_20_Text">timedatectl set-timezone Asia/Jakarta </text:p>
      <text:p text:style-name="Preformatted_20_Text"/>
      <text:p text:style-name="Preformatted_20_Text">2. $ sudo apt update</text:p>
      <text:p text:style-name="Preformatted_20_Text"/>
      <text:p text:style-name="Preformatted_20_Text">3. $ sudo apt install apt-transport-https ca-certificates curl gnupg lsb-release</text:p>
      <text:p text:style-name="Preformatted_20_Text"/>
      <text:p text:style-name="Preformatted_20_Text">4. $ curl -fsSL https://download.docker.com/linux/ubuntu/gpg | sudo gpg --dearmor -o /usr/share/keyrings/docker-archive-keyring.gpg</text:p>
      <text:p text:style-name="Preformatted_20_Text"/>
      <text:p text:style-name="Preformatted_20_Text">5. $ echo "deb [arch=amd64 signed-by=/usr/share/keyrings/docker-archive-keyring.gpg] https://download.docker.com/linux/ubuntu \</text:p>
      <text:p text:style-name="Preformatted_20_Text"><text:s text:c="2"/>$(lsb_release -cs) stable" | sudo tee /etc/apt/sources.list.d/docker.list &gt; /dev/null</text:p>
      <text:p text:style-name="Preformatted_20_Text"/>
      <text:p text:style-name="Preformatted_20_Text"/>
      <text:p text:style-name="Preformatted_20_Text"/>
      <text:p text:style-name="Preformatted_20_Text">Install Docker Engine :</text:p>
      <text:p text:style-name="Preformatted_20_Text">========================</text:p>
      <text:p text:style-name="Preformatted_20_Text">1. $ sudo apt update</text:p>
      <text:p text:style-name="Preformatted_20_Text">2. $ sudo apt install docker-ce docker-ce-cli containerd.io</text:p>
      <text:p text:style-name="Preformatted_20_Text">3. $ sudo docker run hello-world <text:s text:c="7"/># untuk mencoba apakah docker sudah berjalan</text:p>
      <text:p text:style-name="Preformatted_20_Text"/>
      <text:p text:style-name="Preformatted_20_Text">Setting Docker untuk non-root user :</text:p>
      <text:p text:style-name="Preformatted_20_Text">======================================</text:p>
      <text:p text:style-name="Preformatted_20_Text">1. $ sudo groupadd docker <text:s text:c="14"/># jika belum ada</text:p>
      <text:p text:style-name="Preformatted_20_Text">2. $ sudo usermod -aG docker ($USER) <text:s text:c="3"/># ($USER) ganti dengan nama user yang akan dipakai untuk menjalankan docker</text:p>
      <text:p text:style-name="Preformatted_20_Text">3. $ newgrp docker <text:s text:c="21"/># untuk mengaktifkan perubahan pada group</text:p>
      <text:p text:style-name="Preformatted_20_Text">4. $ docker run hello-world <text:s text:c="12"/># jalankan tanpa sudo, bila berjalan berarti sudah bisa</text:p>
      <text:p text:style-name="Preformatted_20_Text"/>
      <text:p text:style-name="Preformatted_20_Text"/>
      <text:p text:style-name="Preformatted_20_Text"><text:s text:c="8"/></text:p>
      <text:p text:style-name="Preformatted_20_Text">Menjalankan Docker dan membuat container :</text:p>
      <text:p text:style-name="Preformatted_20_Text">============================================</text:p>
      <text:p text:style-name="Preformatted_20_Text"/>
      <text:p text:style-name="Preformatted_20_Text">menjalankan service</text:p>
      <text:p text:style-name="Preformatted_20_Text"># service docker start</text:p>
      <text:p text:style-name="Preformatted_20_Text"/>
      <text:p text:style-name="Preformatted_20_Text">melihat daemon berjalan atau tidak</text:p>
      <text:p text:style-name="Preformatted_20_Text"># service docker status</text:p>
      <text:p text:style-name="Preformatted_20_Text"/>
      <text:p text:style-name="Preformatted_20_Text">mematikan docker</text:p>
      <text:p text:style-name="Preformatted_20_Text"># service docker stop</text:p>
      <text:p text:style-name="Preformatted_20_Text"/>
      <text:p text:style-name="Preformatted_20_Text">memeriksa docker client</text:p>
      <text:p text:style-name="Preformatted_20_Text"># docker info</text:p>
      <text:p text:style-name="Preformatted_20_Text"/>
      <text:p text:style-name="Preformatted_20_Text">melihat image</text:p>
      <text:p text:style-name="Preformatted_20_Text"># docker images</text:p>
      <text:p text:style-name="Preformatted_20_Text"/>
      <text:p text:style-name="Preformatted_20_Text"><text:soft-page-break/>Melihat daftar Container</text:p>
      <text:p text:style-name="Preformatted_20_Text"># docker ps </text:p>
      <text:p text:style-name="Preformatted_20_Text"># docker ps -a</text:p>
      <text:p text:style-name="Preformatted_20_Text"/>
      <text:p text:style-name="Preformatted_20_Text">Mengaktifkan Container</text:p>
      <text:p text:style-name="Preformatted_20_Text"># docker start cd2b19f15d95 <text:s text:c="2"/></text:p>
      <text:p text:style-name="Preformatted_20_Text">// (image bisa dilihat ketika menjalankan perintah # docker ps atau docker ps -a)</text:p>
      <text:p text:style-name="Preformatted_20_Text"/>
      <text:p text:style-name="Preformatted_20_Text">Menghapus Container </text:p>
      <text:p text:style-name="Preformatted_20_Text"># docker rm d2dd2e740eb3 /// (nama ID)</text:p>
      <text:p text:style-name="Preformatted_20_Text"/>
      <text:p text:style-name="Preformatted_20_Text">Mendownload image dari website https://hub.docker.com</text:p>
      <text:p text:style-name="Preformatted_20_Text">======================================================</text:p>
      <text:p text:style-name="Preformatted_20_Text">1. Cari images dari software yang kita ingin di hub.docker.com, lalu jalankan perintah untuk menarik image-nya ke PC kita. </text:p>
      <text:p text:style-name="Preformatted_20_Text"/>
      <text:p text:style-name="Preformatted_20_Text"># misalkan / contoh:</text:p>
      <text:p text:style-name="Preformatted_20_Text">--------------------</text:p>
      <text:p text:style-name="Preformatted_20_Text">$ docker pull nextcloud atau </text:p>
      <text:p text:style-name="Preformatted_20_Text">$ docker pull owncloud</text:p>
      <text:p text:style-name="Preformatted_20_Text"/>
      <text:p text:style-name="Preformatted_20_Text">2. $ docker container create --name cloud1 -p 8080:80 nextcloud </text:p>
      <text:p text:style-name="Preformatted_20_Text"/>
      <text:p text:style-name="Preformatted_20_Text"># --name untuk memberi nama container baru, -p adalah port untuk mengakses (8080 untuk mengakses, 80 port untuk software berbasis web), nextcloud adalah nama image(dapat dilihat di $ docker images)</text:p>
      <text:p text:style-name="Preformatted_20_Text"/>
      <text:p text:style-name="Preformatted_20_Text">3. $ docker container start cloud1 <text:s text:c="13"/></text:p>
      <text:p text:style-name="Preformatted_20_Text"># cloud1 = nama container, dapat dilihat dengan $ docker container ls -all)</text:p>
      <text:p text:style-name="Preformatted_20_Text"/>
      <text:p text:style-name="Preformatted_20_Text">4. Akses di web dengan mengetik localhost:8080 / dengan IP Server :192.168.4.?:8080</text:p>
      <text:p text:style-name="Preformatted_20_Text"/>
      <text:p text:style-name="Preformatted_20_Text"/>
      <text:p text:style-name="Preformatted_20_Text"/>
      <text:p text:style-name="Preformatted_20_Text">Mencoba membuat container yang lain</text:p>
      <text:p text:style-name="Preformatted_20_Text">===================================</text:p>
      <text:p text:style-name="Preformatted_20_Text">Anda ingin membuat container dengan nama my_webapp1 , ketik perintah berikut ini:</text:p>
      <text:p text:style-name="Preformatted_20_Text"># docker run ­-i -­t --­­name my_webapp1 ubuntu /bin/bash</text:p>
      <text:p text:style-name="Preformatted_20_Text"/>
      <text:p text:style-name="Preformatted_20_Text">Mengedit Container (masuk kedalam Container) / menginstall paket tambahan</text:p>
      <text:p text:style-name="Preformatted_20_Text">===============================================</text:p>
      <text:p text:style-name="Preformatted_20_Text"># docker exec -i -t cloud1 /bin/bash</text:p>
      <text:p text:style-name="Preformatted_20_Text"># apt update</text:p>
      <text:p text:style-name="Preformatted_20_Text"># apt intall apache2</text:p>
      <text:p text:style-name="Preformatted_20_Text"># /etc/init.d/apache2 start</text:p>
      <text:p text:style-name="Preformatted_20_Text"/>
      <text:p text:style-name="Preformatted_20_Text">Keluar</text:p>
      <text:p text:style-name="Preformatted_20_Text">======</text:p>
      <text:p text:style-name="P1">exit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09:13:31.613010621</meta:creation-date>
    <dc:date>2025-01-22T09:33:06.433301864</dc:date>
    <meta:editing-duration>PT9M20S</meta:editing-duration>
    <meta:editing-cycles>1</meta:editing-cycles>
    <meta:document-statistic meta:table-count="0" meta:image-count="0" meta:object-count="0" meta:page-count="2" meta:paragraph-count="72" meta:word-count="421" meta:character-count="3119" meta:non-whitespace-character-count="2674"/>
    <meta:generator>LibreOffice/24.2.7.2$Linux_X86_64 LibreOffice_project/420$Build-2</meta:generator>
  </office:meta>
</office:document-meta>
</file>